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Pictures/1000000000000406000002D4F77FA669740D60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TeX Gyre Bonum" svg:font-family="'TeX Gyre Bonum'" style:font-pitch="variable"/>
    <style:font-face style:name="TeX Gyre Bonum2" svg:font-family="'TeX Gyre Bonum'" style:font-adornments="太字" style:font-pitch="variable"/>
    <style:font-face style:name="TeX Gyre Bonum1" svg:font-family="'TeX Gyre Bonum'" style:font-adornments="斜体" style:font-pitch="variable"/>
    <style:font-face style:name="VL Pゴシック1" svg:font-family="'VL Pゴシック'" style:font-pitch="variable"/>
    <style:font-face style:name="VL Pゴシック" svg:font-family="'VL Pゴシック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太字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100%" fo:min-height="0.756cm" draw:shadow-opacity="100%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4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塗りつぶしなし線なしオブジェクト">
      <style:graphic-properties draw:textarea-vertical-align="middle" draw:ole-draw-aspect="1" style:protect="size"/>
    </style:style>
    <style:style style:name="gr8" style:family="graphic" style:parent-style-name="objectwithoutfill">
      <style:graphic-properties svg:stroke-width="0.035cm" draw:marker-start-width="0.252cm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塗りつぶしなし線なしオブジェクト">
      <style:graphic-properties draw:fill="solid" draw:fill-color="#ffffff" draw:opacity="70%" draw:textarea-vertical-align="middle" draw:shadow-opacity="70%" draw:ole-draw-aspect="1" style:protect="siz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.8cm"/>
    </style:style>
    <style:style style:name="gr11" style:family="graphic" style:parent-style-name="standard">
      <style:graphic-properties draw:textarea-horizontal-align="justify" draw:textarea-vertical-align="middle" draw:auto-grow-height="false" fo:min-height="0.374cm" fo:min-width="0.202cm"/>
    </style:style>
    <style:style style:name="gr12" style:family="graphic" style:parent-style-name="standard">
      <style:graphic-properties svg:stroke-width="0.035cm" draw:marker-start-width="0.252cm" draw:marker-end-width="0.252cm" draw:fill-color="#ff3333" draw:textarea-horizontal-align="justify" draw:textarea-vertical-align="middle" draw:auto-grow-height="false" fo:min-height="0.032cm" fo:min-width="1.694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459cm" fo:min-width="0.153cm"/>
    </style:style>
    <style:style style:name="gr16" style:family="graphic" style:parent-style-name="standard">
      <style:graphic-properties svg:stroke-width="0.035cm" draw:marker-start-width="0.252cm" draw:marker-end-width="0.252cm" draw:fill-color="#ff3333" draw:textarea-horizontal-align="justify" draw:textarea-vertical-align="middle" draw:auto-grow-height="false" fo:min-height="0cm" fo:min-width="2.652cm" fo:padding-top="0.142cm" fo:padding-bottom="0.142cm" fo:padding-left="0.267cm" fo:padding-right="0.267cm"/>
    </style:style>
    <style:style style:name="gr17" style:family="graphic" style:parent-style-name="standard">
      <style:graphic-properties draw:textarea-horizontal-align="justify" draw:textarea-vertical-align="middle" draw:auto-grow-height="false" fo:min-height="0.045cm" fo:min-width="0.024cm"/>
    </style:style>
    <style:style style:name="gr18" style:family="graphic" style:parent-style-name="standard">
      <style:graphic-properties svg:stroke-width="0.028cm" draw:marker-start-width="0.242cm" draw:marker-end-width="0.242cm" draw:fill-color="#ff3333" draw:textarea-horizontal-align="justify" draw:textarea-vertical-align="middle" draw:auto-grow-height="false" fo:min-height="0.021cm" fo:min-width="0.453cm" fo:padding-top="0.139cm" fo:padding-bottom="0.139cm" fo:padding-left="0.264cm" fo:padding-right="0.264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162cm" fo:min-width="12.482cm"/>
    </style:style>
    <style:style style:name="P1" style:family="paragraph">
      <style:paragraph-properties fo:text-align="center"/>
      <style:text-properties style:font-name="TeX Gyre Bonum2" fo:font-size="20pt" style:font-name-asian="VL Pゴシック1" style:font-size-asian="20pt"/>
    </style:style>
    <style:style style:name="P2" style:family="paragraph">
      <loext:graphic-properties draw:fill="solid" draw:fill-color="#ffffff" draw:opacity="100%"/>
      <style:paragraph-properties fo:text-align="center"/>
      <style:text-properties style:font-name="TeX Gyre Bonum2" fo:font-size="20pt" fo:font-weight="bold" style:font-name-asian="VL Pゴシック1" style:font-size-asian="20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70%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solid" draw:fill-color="#ffffff"/>
      <style:text-properties style:font-name="TeX Gyre Bonum1" fo:font-size="18pt" fo:font-style="italic" fo:font-weight="normal" style:font-size-asian="18pt" style:font-size-complex="18pt"/>
    </style:style>
    <style:style style:name="T1" style:family="text">
      <style:text-properties style:font-name="TeX Gyre Bonum2" fo:font-size="20pt" fo:font-weight="bold" style:font-name-asian="VL Pゴシック1" style:font-size-asian="20pt" style:font-weight-asian="bold" style:font-size-complex="18pt" style:font-weight-complex="bold"/>
    </style:style>
    <style:style style:name="T2" style:family="text">
      <style:text-properties style:font-name="TeX Gyre Bonum1" fo:font-size="18pt" fo:font-style="italic" fo:font-weight="normal" style:font-size-asian="18pt" style:font-size-complex="18pt"/>
    </style:style>
    <style:style style:name="T3" style:family="text">
      <style:text-properties style:font-name="TeX Gyre Bonum1" fo:font-size="18pt" fo:font-style="italic" style:text-underline-style="none" fo:font-weight="normal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TeX Gyre Bonum1" fo:font-size="18pt" fo:font-style="italic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16.6cm" svg:height="1.288cm" svg:x="1.4cm" svg:y="1.735cm">
            <draw:text-box>
              <text:p text:style-name="P1"><text:span text:style-name="T1">2</text:span><text:span text:style-name="T1">次元</text:span><text:span text:style-name="T1">スカラー</text:span><text:span text:style-name="T1">場（スカラー関数） と 保存力</text:span></text:p>
            </draw:text-box>
          </draw:frame>
          <draw:g>
            <draw:frame draw:style-name="gr2" draw:text-style-name="P3" draw:layer="layout" svg:width="12.899cm" svg:height="9.066cm" svg:x="1.401cm" svg:y="2.934cm">
              <draw:image xlink:href="Pictures/1000000000000406000002D4F77FA669740D608D.png" xlink:type="simple" xlink:show="embed" xlink:actuate="onLoad">
                <text:p/>
              </draw:image>
            </draw:frame>
            <draw:custom-shape draw:style-name="gr3" draw:text-style-name="P4" draw:layer="layout" svg:width="0.4cm" svg:height="0.3cm" svg:x="1.802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9cm" svg:height="0.7cm" svg:x="3.80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9cm" svg:height="0.7cm" svg:x="11.202cm" svg:y="10.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2.902cm" svg:y1="9.5cm" svg:x2="2.902cm" svg:y2="4.2cm">
              <text:p/>
            </draw:line>
            <draw:line draw:style-name="gr5" draw:text-style-name="P3" draw:layer="layout" svg:x1="2.174cm" svg:y1="7.2cm" svg:x2="8.729cm" svg:y2="9cm">
              <text:p/>
            </draw:line>
            <draw:line draw:style-name="gr6" draw:text-style-name="P3" draw:layer="layout" svg:x1="4.417cm" svg:y1="6.915cm" svg:x2="8.517cm" svg:y2="5.615cm">
              <text:p/>
            </draw:line>
            <draw:frame draw:style-name="gr7" draw:text-style-name="P5" draw:layer="layout" svg:width="0.571cm" svg:height="0.766cm" svg:x="8.601cm" svg:y="4.834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7" draw:text-style-name="P5" draw:layer="layout" svg:width="1.52cm" svg:height="0.83cm" svg:x="0.902cm" svg:y="4.534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line draw:style-name="gr8" draw:text-style-name="P3" draw:layer="layout" svg:x1="2.266cm" svg:y1="7.6cm" svg:x2="5.447cm" svg:y2="6.6cm">
              <text:p/>
            </draw:line>
            <draw:frame draw:style-name="gr9" draw:text-style-name="P6" draw:layer="layout" svg:width="0.681cm" svg:height="0.766cm" svg:x="2.202cm" svg:y="7.534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9" draw:text-style-name="P6" draw:layer="layout" svg:width="0.608cm" svg:height="0.766cm" svg:x="7.293cm" svg:y="8.834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custom-shape draw:style-name="gr10" draw:text-style-name="P4" draw:layer="layout" svg:width="1.3cm" svg:height="0.3cm" svg:x="10.701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0.702cm" svg:height="0.624cm" draw:transform="skewX (-0.0368264472170804) rotate (-0.373849525777185) translate (6.442cm 6.486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2.228cm" svg:height="0.316cm" draw:transform="skewX (0.77579885251148) rotate (2.80963102986047) translate (6.577cm 7.882cm)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3d:scene draw:style-name="gr13" svg:width="0.7cm" svg:height="0.7cm" svg:x="6.301cm" svg:y="6.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14" draw:layer="layout"/>
            </dr3d:scene>
            <draw:custom-shape draw:style-name="gr15" draw:text-style-name="P5" draw:layer="layout" svg:width="0.653cm" svg:height="0.709cm" draw:transform="skewX (0.0268780704807126) rotate (0.195651409148564) translate (7.112cm 6.427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7" draw:layer="layout" svg:width="3.186cm" svg:height="0.246cm" draw:transform="skewX (1.03463118058224) rotate (-0.191113553093379) translate (7.853cm 6.9cm)">
              <text:p/>
  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3d:scene draw:style-name="gr13" svg:width="0.718cm" svg:height="0.72cm" svg:x="7.201cm" svg:y="6.36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14" draw:layer="layout"/>
            </dr3d:scene>
            <draw:custom-shape draw:style-name="gr17" draw:text-style-name="P5" draw:layer="layout" svg:width="0.524cm" svg:height="0.295cm" draw:transform="skewX (-1.1992157290453) rotate (0.0802851455917391) translate (6.701cm 7.942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7" draw:layer="layout" svg:width="0.981cm" svg:height="0.299cm" draw:transform="skewX (0.390255620745932) rotate (-0.322362312843353) translate (7.569cm 7.568cm)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3d:scene draw:style-name="gr13" svg:width="0.704cm" svg:height="0.705cm" svg:x="7.097cm" svg:y="7.495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14" draw:layer="layout"/>
            </dr3d:scene>
            <draw:polygon draw:style-name="gr19" draw:text-style-name="P5" draw:layer="layout" svg:width="0.749cm" svg:height="0.199cm" svg:x="11.407cm" svg:y="7.315cm" svg:viewBox="0 0 750 200" draw:points="300,200 750,50 450,0 0,150">
              <text:p/>
            </draw:polygon>
            <dr3d:scene draw:style-name="gr13" svg:width="0.7cm" svg:height="0.7cm" svg:x="11.401cm" svg:y="6.8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14" draw:layer="layout"/>
            </dr3d:scene>
          </draw:g>
          <draw:frame draw:style-name="gr7" draw:text-style-name="P5" draw:layer="layout" svg:width="8.761cm" svg:height="7.213cm" svg:x="11.1cm" svg:y="2.887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0" draw:text-style-name="P9" draw:layer="layout" svg:width="16.661cm" svg:height="4.969cm" svg:x="1.7cm" svg:y="10.384cm">
            <draw:text-box>
              <text:p text:style-name="P8"><text:span text:style-name="T2">★</text:span><text:span text:style-name="T2">この図自体は，二次元のスカラー関数（※１）を</text:span></text:p>
              <text:p text:style-name="P8"><text:span text:style-name="T2">　</text:span><text:span text:style-name="T2">3</text:span><text:span text:style-name="T2">次元で立体的に表している．高さ方向はスカラー関数</text:span></text:p>
              <text:p text:style-name="P8"><text:span text:style-name="T2">　の大きさを表しているだけで実際に山があるわけではない．</text:span></text:p>
              <text:p text:style-name="P8"><text:span text:style-name="T2">　</text:span><text:span text:style-name="T3">→</text:span><text:span text:style-name="T2">　</text:span><text:span text:style-name="T3">実際の力は，</text:span><text:span text:style-name="T3">x-y</text:span><text:span text:style-name="T3">平面内のベクトル で表される</text:span></text:p>
              <text:p text:style-name="P8"><text:span text:style-name="T3">　　→　向き と 大きさ は </text:span><text:span text:style-name="T3">grad </text:span><text:span text:style-name="T3">を取ることでわかる</text:span></text:p>
              <text:p text:style-name="P8"><text:span text:style-name="T4">（※１）ここでは，ポテンシャルエネルギーを表す関数</text:span><text:span text:style-name="T4">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TeX Gyre Bonum" svg:font-family="'TeX Gyre Bonum'" style:font-pitch="variable"/>
    <style:font-face style:name="TeX Gyre Bonum2" svg:font-family="'TeX Gyre Bonum'" style:font-adornments="太字" style:font-pitch="variable"/>
    <style:font-face style:name="TeX Gyre Bonum1" svg:font-family="'TeX Gyre Bonum'" style:font-adornments="斜体" style:font-pitch="variable"/>
    <style:font-face style:name="VL Pゴシック1" svg:font-family="'VL Pゴシック'" style:font-pitch="variable"/>
    <style:font-face style:name="VL Pゴシック" svg:font-family="'VL Pゴシック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太字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sparkt</meta:initial-creator>
    <meta:creation-date>2017-01-06T01:18:14.039440821</meta:creation-date>
    <meta:generator>LibreOffice/5.0.3.2$Linux_X86_64 LibreOffice_project/00m0$Build-2</meta:generator>
    <dc:date>2017-01-07T05:12:13.905017411</dc:date>
    <dc:creator>minsparkt</dc:creator>
    <meta:editing-duration>PT1H7M23S</meta:editing-duration>
    <meta:editing-cycles>34</meta:editing-cycles>
    <meta:document-statistic meta:object-count="33"/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i>r</mi>
          </mstyle>
        </mrow>
        <mo fence="true" stretchy="false">)</mo>
      </mrow>
    </mrow>
    <annotation encoding="StarMath 5.0">U( bold r )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row>
              <mstyle mathvariant="bold">
                <mi>F</mi>
              </mstyle>
              <mrow>
                <mo fence="true" stretchy="false">(</mo>
                <mrow>
                  <mstyle mathvariant="bold">
                    <mi>r</mi>
                  </mstyle>
                </mrow>
                <mo fence="true" stretchy="false">)</mo>
              </mrow>
            </mrow>
            <mo stretchy="false">=</mo>
            <mrow>
              <mrow>
                <mo stretchy="false">−</mo>
                <mstyle mathvariant="normal">
                  <mi>grad</mi>
                </mstyle>
              </mrow>
              <mi>U</mi>
              <mrow>
                <mo fence="true" stretchy="false">(</mo>
                <mrow>
                  <mstyle mathvariant="bold">
                    <mi>r</mi>
                  </mstyle>
                </mrow>
                <mo fence="true" stretchy="false">)</mo>
              </mrow>
            </mrow>
          </mrow>
        </mtd>
      </mtr>
      <mtr>
        <mtd>
          <mphantom>
            <mi>a</mi>
          </mphantom>
        </mtd>
      </mtr>
      <mtr>
        <mtd columnalign="left">
          <mrow>
            <mphantom>
              <mrow>
                <mstyle mathvariant="bold">
                  <mi>F</mi>
                </mstyle>
                <mrow>
                  <mo fence="true" stretchy="false">(</mo>
                  <mrow>
                    <mstyle mathvariant="bold">
                      <mi>r</mi>
                    </mstyle>
                  </mrow>
                  <mo fence="true" stretchy="false">)</mo>
                </mrow>
              </mrow>
            </mphantom>
            <mo stretchy="false">=</mo>
            <mrow>
              <mrow>
                <mo stretchy="false">−</mo>
                <mrow>
                  <mo fence="true" stretchy="true">(</mo>
                  <mrow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i>,</mi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row>
                  </mrow>
                  <mo fence="true" stretchy="true">)</mo>
                </mrow>
              </mrow>
              <mi>U</mi>
              <mrow>
                <mo fence="true" stretchy="false">(</mo>
                <mrow>
                  <mstyle mathvariant="bold">
                    <mi>r</mi>
                  </mstyle>
                </mrow>
                <mo fence="true" stretchy="false">)</mo>
              </mrow>
            </mrow>
          </mrow>
        </mtd>
      </mtr>
      <mtr>
        <mtd>
          <mphantom>
            <mi>a</mi>
          </mphantom>
        </mtd>
      </mtr>
      <mtr>
        <mtd columnalign="left">
          <mrow>
            <mphantom>
              <mrow>
                <mstyle mathvariant="bold">
                  <mi>F</mi>
                </mstyle>
                <mrow>
                  <mo fence="true" stretchy="false">(</mo>
                  <mrow>
                    <mstyle mathvariant="bold">
                      <mi>r</mi>
                    </mstyle>
                  </mrow>
                  <mo fence="true" stretchy="false">)</mo>
                </mrow>
              </mrow>
            </mphantom>
            <mo stretchy="false">=</mo>
            <mrow>
              <mo fence="true" stretchy="true">(</mo>
              <mrow>
                <mrow>
                  <mrow>
                    <mo stretchy="false">−</mo>
                    <mfrac>
                      <mrow>
                        <mo stretchy="false">∂</mo>
                        <mi>U</mi>
                        <mrow>
                          <mo fence="true" stretchy="false">(</mo>
                          <mrow>
                            <mstyle mathvariant="bold">
                              <mi>r</mi>
                            </mstyle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</mrow>
                  <mrow>
                    <mi>,</mi>
                    <mo stretchy="false">−</mo>
                    <mfrac>
                      <mrow>
                        <mo stretchy="false">∂</mo>
                        <mi>U</mi>
                        <mrow>
                          <mo fence="true" stretchy="false">(</mo>
                          <mrow>
                            <mstyle mathvariant="bold">
                              <mi>r</mi>
                            </mstyle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</mrow>
                </mrow>
              </mrow>
              <mo fence="true" stretchy="true">)</mo>
            </mrow>
          </mrow>
        </mtd>
      </mtr>
    </mtable>
    <annotation encoding="StarMath 5.0">stack { 
 alignl  {                   bold F (bold r)   } = { - nitalic grad U (bold r)}  # phantom a #
 alignl  {phantom { bold F ( bold r) }} = {- left ( alignc {Partial} over {Partial x} , { alignc{Partial} over {Partial y}} right) U( bold r) } #   phantom a #
  alignl {phantom { bold F ( bold r) }} =  left (  -  {{Partial U(bold r)} over  {alignc Partial x}} , - {{Partial U(bold r)} over {alignc Partial y}} right)
}</annotation>
  </semantics>
</math>
</file>